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n Serif" svg:font-family="'Liberati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n Serif" officeooo:rsid="00080767" officeooo:paragraph-rsid="001f641b"/>
    </style:style>
    <style:style style:name="P2" style:family="paragraph" style:parent-style-name="Heading_20_3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n Serif" fo:font-size="12pt" fo:letter-spacing="normal" fo:font-style="normal" fo:font-weight="normal" officeooo:rsid="00080767" officeooo:paragraph-rsid="001f641b"/>
    </style:style>
    <style:style style:name="P4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6" style:family="paragraph" style:parent-style-name="Text_20_body" style:list-style-name="L2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8" style:family="paragraph" style:parent-style-name="Text_20_body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9" style:family="paragraph" style:parent-style-name="Text_20_body" style:list-style-name="L3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0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1" style:family="paragraph" style:parent-style-name="Text_20_body" style:list-style-name="L4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2" style:family="paragraph" style:parent-style-name="Text_20_body" style:list-style-name="L4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3" style:family="paragraph" style:parent-style-name="Text_20_body" style:list-style-name="L5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4" style:family="paragraph" style:parent-style-name="Text_20_body" style:list-style-name="L5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– insert a keyframe</text:p>
      <text:list xml:id="list2132286697" text:style-name="L1">
        <text:list-item>
          <text:p text:style-name="P4">Alt+I – Clear the keyframe</text:p>
        </text:list-item>
        <text:list-item>
          <text:p text:style-name="P4">Shift+Alt+I – Clear all keyframes (removing all F-curves)</text:p>
        </text:list-item>
        <text:list-item>
          <text:p text:style-name="P4">Ctrl+D – Assign a driver</text:p>
        </text:list-item>
        <text:list-item>
          <text:p text:style-name="P4">Ctrl+Alt+D – Clear the driver</text:p>
        </text:list-item>
        <text:list-item>
          <text:p text:style-name="P4">K – Add a Keying Set</text:p>
        </text:list-item>
        <text:list-item>
          <text:p text:style-name="P5">Alt+K – Clear the Keying Set</text:p>
        </text:list-item>
      </text:list>
      <text:h text:style-name="P2" text:outline-level="3">Blender shortcuts for Properties</text:h>
      <text:list xml:id="list3339447468" text:style-name="L2">
        <text:list-item>
          <text:p text:style-name="P6">Ctrl+C – Copy the (single) value of the button</text:p>
        </text:list-item>
        <text:list-item>
          <text:p text:style-name="P6">Ctrl+V – Paste the (single) value of the button</text:p>
        </text:list-item>
        <text:list-item>
          <text:p text:style-name="P6">Ctrl+Alt+C – Copy the entire vector or the colour field</text:p>
        </text:list-item>
        <text:list-item>
          <text:p text:style-name="P6">Ctrl+Alt+V – Paste vector as the whole or the whole colour field</text:p>
        </text:list-item>
        <text:list-item>
          <text:p text:style-name="P6">RMB (Right Mouse Button) – Open the context menu</text:p>
        </text:list-item>
        <text:list-item>
          <text:p text:style-name="P6">Backspace – Clear the value (clears a text field or sets the value to 0)</text:p>
        </text:list-item>
        <text:list-item>
          <text:p text:style-name="P6">Minus – Negate the number values (multiply by -1.0)</text:p>
        </text:list-item>
        <text:list-item>
          <text:p text:style-name="P6">Ctrl+Wheel (Mouse Scrolling Wheel) – Change the value in incremental steps, this option cycles the values for pop-up option menus and buttons</text:p>
        </text:list-item>
        <text:list-item>
          <text:p text:style-name="P6">Return/Enter – Activates the menus or toggles the values</text:p>
        </text:list-item>
        <text:list-item>
          <text:p text:style-name="P7">Alt – When held while editing values, it applies the changes to all the selected items, including objects, bones and sequence-strips. It can be used for number fields and toggles</text:p>
        </text:list-item>
      </text:list>
      <text:p text:style-name="P8"/>
      <text:p text:style-name="P8"/>
      <text:h text:style-name="P2" text:outline-level="3">Blender for beginners – Global Keys and shortcuts</text:h>
      <text:list text:style-name="L3">
        <text:list-item>
          <text:p text:style-name="P9">Ctrl+O – Open File</text:p>
        </text:list-item>
        <text:list-item>
          <text:p text:style-name="P9">Ctrl+S – Save File</text:p>
        </text:list-item>
        <text:list-item>
          <text:p text:style-name="P9">Ctrl+N – New File</text:p>
        </text:list-item>
        <text:list-item>
          <text:p text:style-name="P9">Ctrl+Z – Undo</text:p>
        </text:list-item>
        <text:list-item>
          <text:p text:style-name="P9">Ctrl+Shift+Z – Redo</text:p>
        </text:list-item>
        <text:list-item>
          <text:p text:style-name="P9">Ctrl+Q – Quit</text:p>
        </text:list-item>
        <text:list-item>
          <text:p text:style-name="P9">F1 – Help (context-sensitive)</text:p>
        </text:list-item>
        <text:list-item>
          <text:p text:style-name="P9">F2 – Rename Active Item</text:p>
        </text:list-item>
        <text:list-item>
          <text:p text:style-name="P9">F3 – Operator Search</text:p>
        </text:list-item>
        <text:list-item>
          <text:p text:style-name="P9">F4 – File Context Menu</text:p>
        </text:list-item>
        <text:list-item>
          <text:p text:style-name="P9">F5-F8 – Reserved for user actions</text:p>
        </text:list-item>
        <text:list-item>
          <text:p text:style-name="P9">F9 – Adjust the Last operation</text:p>
        </text:list-item>
        <text:list-item>
          <text:p text:style-name="P9">F11 – Show render window</text:p>
        </text:list-item>
        <text:list-item>
          <text:p text:style-name="P9">F12 – Render the current frame</text:p>
        </text:list-item>
        <text:list-item>
          <text:p text:style-name="P9">Q – Quick Access (Favourites)</text:p>
        </text:list-item>
        <text:list-item>
          <text:p text:style-name="P9">Ctrl+Spacebar – Toggle Maximie Area</text:p>
        </text:list-item>
        <text:list-item>
          <text:p text:style-name="P9"><text:soft-page-break/>Ctrl+Alt+Spacebar – Toggle Fullscreen Area</text:p>
        </text:list-item>
        <text:list-item>
          <text:p text:style-name="P9">Ctrl+PageUp/Ctrl+PageDown – Next/Previous Workspace</text:p>
        </text:list-item>
        <text:list-item>
          <text:p text:style-name="P9">Spacebar – User configurable</text:p>
        </text:list-item>
        <text:list-item>
          <text:p text:style-name="P10">Shift+Ctrl+Spacebar – Playback Animations (reverse)</text:p>
        </text:list-item>
      </text:list>
      <text:h text:style-name="P2" text:outline-level="3">Blender shortcuts – Selection</text:h>
      <text:list text:style-name="L4">
        <text:list-item>
          <text:p text:style-name="P11">LMB (Left Mouse Button) – Select</text:p>
        </text:list-item>
        <text:list-item>
          <text:p text:style-name="P11">Ctrl+A – Select All</text:p>
        </text:list-item>
        <text:list-item>
          <text:p text:style-name="P11">Shift+Ctrl+A – Deselect All</text:p>
        </text:list-item>
        <text:list-item>
          <text:p text:style-name="P11">Ctrl+I – Select Inverse </text:p>
        </text:list-item>
        <text:list-item>
          <text:p text:style-name="P11">Up – Select more</text:p>
        </text:list-item>
        <text:list-item>
          <text:p text:style-name="P11">Down – Select less</text:p>
        </text:list-item>
        <text:list-item>
          <text:p text:style-name="P11">Double LMB (Left Mouse Button) – Select Loop</text:p>
        </text:list-item>
        <text:list-item>
          <text:p text:style-name="P11">Alt+Double LMB (Left Mouse Button) – Select Ring</text:p>
        </text:list-item>
        <text:list-item>
          <text:p text:style-name="P12">] – Select linked</text:p>
        </text:list-item>
      </text:list>
      <text:h text:style-name="P2" text:outline-level="3">Blender shortcut keys – Animation</text:h>
      <text:list text:style-name="L5">
        <text:list-item>
          <text:p text:style-name="P13">Spacebar – Play/Pause</text:p>
        </text:list-item>
        <text:list-item>
          <text:p text:style-name="P13">S – Set Location + Rotation + Scale Keyframe</text:p>
        </text:list-item>
        <text:list-item>
          <text:p text:style-name="P13">Shift+S – Insert Keyframe Menu</text:p>
        </text:list-item>
        <text:list-item>
          <text:p text:style-name="P13">Shift+W – Set Location Key</text:p>
        </text:list-item>
        <text:list-item>
          <text:p text:style-name="P13">Shift+E – Set Rotation Key</text:p>
        </text:list-item>
        <text:list-item>
          <text:p text:style-name="P14">Shift+R – Set Scale Key</text:p>
        </text:list-item>
      </text:list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n Serif" svg:font-family="'Liberati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12:49:39.067000000</meta:creation-date>
    <dc:date>2022-10-31T19:27:42.667000000</dc:date>
    <meta:editing-duration>PT2H26M6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56" meta:word-count="359" meta:character-count="2117" meta:non-whitespace-character-count="1809"/>
  </office:meta>
</office:document-meta>
</file>